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86in" fo:margin-left="0in" fo:margin-right="-0.0056in" table:align="margins"/>
    </style:style>
    <style:style style:name="Table1.A" style:family="table-column">
      <style:table-column-properties style:column-width="1.7493in" style:rel-column-width="17114*"/>
    </style:style>
    <style:style style:name="Table1.B" style:family="table-column">
      <style:table-column-properties style:column-width="4.9493in" style:rel-column-width="484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 style:data-style-name="N0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2bae2" officeooo:paragraph-rsid="0002bae2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1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1">
      <style:text-properties style:font-name="Liberation Mono" fo:font-size="10pt" officeooo:paragraph-rsid="0002bae2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2">
      <style:text-properties style:font-name="Liberation Mono" fo:font-size="10pt" officeooo:rsid="0002bae2" officeooo:paragraph-rsid="0002bae2" style:font-name-asian="Courier New" style:font-size-asian="10pt" style:font-name-complex="Liberation Mono" style:font-size-complex="10pt"/>
    </style:style>
    <style:style style:name="P7" style:family="paragraph" style:parent-style-name="Table_20_Contents" style:list-style-name="L2">
      <style:text-properties style:font-name="Liberation Mono" fo:font-size="10pt" officeooo:rsid="0002bae2" officeooo:paragraph-rsid="0004fae8" style:font-name-asian="Courier New" style:font-size-asian="10pt" style:font-name-complex="Liberation Mono" style:font-size-complex="10pt"/>
    </style:style>
    <style:style style:name="P8" style:family="paragraph" style:parent-style-name="Table_20_Contents" style:list-style-name="L3">
      <style:text-properties style:font-name="Liberation Mono" fo:font-size="10pt" officeooo:rsid="0004fae8" officeooo:paragraph-rsid="0004fae8" style:font-name-asian="Courier New" style:font-size-asian="10pt" style:font-name-complex="Liberation Mono" style:font-size-complex="10pt"/>
    </style:style>
    <style:style style:name="T1" style:family="text">
      <style:text-properties officeooo:rsid="0002bae2"/>
    </style:style>
    <style:style style:name="T2" style:family="text">
      <style:text-properties officeooo:rsid="0004218b"/>
    </style:style>
    <style:style style:name="T3" style:family="text">
      <style:text-properties officeooo:rsid="0004fa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float" office:value="24">
            <text:p text:style-name="P2">2<text:span text:style-name="T2">4</text:span></text:p>
          </table:table-cell>
        </table:table-row>
        <table:table-row>
          <table:table-cell table:style-name="Table1.A12" office:value-type="string">
            <text:p text:style-name="P1">Use Case Name</text:p>
          </table:table-cell>
          <table:table-cell table:style-name="Table1.B12" office:value-type="string">
            <text:p text:style-name="P1">Toggle <text:span text:style-name="T1">Co-DM Can Edit</text:span></text:p>
          </table:table-cell>
        </table:table-row>
        <table:table-row>
          <table:table-cell table:style-name="Table1.A12" office:value-type="string">
            <text:p text:style-name="P1">Included Cases</text:p>
          </table:table-cell>
          <table:table-cell table:style-name="Table1.B12" office:value-type="string">
            <text:p text:style-name="P1">None</text:p>
          </table:table-cell>
        </table:table-row>
        <table:table-row>
          <table:table-cell table:style-name="Table1.A12" office:value-type="string">
            <text:p text:style-name="P1">Priority</text:p>
          </table:table-cell>
          <table:table-cell table:style-name="Table1.B12" office:value-type="string">
            <text:p text:style-name="P1">Needed</text:p>
          </table:table-cell>
        </table:table-row>
        <table:table-row>
          <table:table-cell table:style-name="Table1.A12" office:value-type="string">
            <text:p text:style-name="P1">View</text:p>
          </table:table-cell>
          <table:table-cell table:style-name="Table1.B12" office:value-type="string">
            <text:p text:style-name="P2">World Settings Popup</text:p>
          </table:table-cell>
        </table:table-row>
        <table:table-row>
          <table:table-cell table:style-name="Table1.A12" office:value-type="string">
            <text:p text:style-name="P1">Brief Description</text:p>
          </table:table-cell>
          <table:table-cell table:style-name="Table1.B12" office:value-type="string">
            <text:p text:style-name="P1">The DM can <text:span text:style-name="T1">choose allow a Co-DM to also edit and change entities inside of the world</text:span></text:p>
            <text:p text:style-name="P1"/>
          </table:table-cell>
        </table:table-row>
        <table:table-row>
          <table:table-cell table:style-name="Table1.A12" office:value-type="string">
            <text:p text:style-name="P1">Trigger</text:p>
          </table:table-cell>
          <table:table-cell table:style-name="Table1.B12" office:value-type="string">
            <text:p text:style-name="P1">The DM selects the <text:span text:style-name="T3">checkbox to allow or disallow the Co-DM to edit entities inside of the world</text:span></text:p>
            <text:p text:style-name="P1"/>
          </table:table-cell>
        </table:table-row>
        <table:table-row>
          <table:table-cell table:style-name="Table1.A12" office:value-type="string">
            <text:p text:style-name="P1">Actors</text:p>
          </table:table-cell>
          <table:table-cell table:style-name="Table1.B1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12" office:value-type="string">
            <text:p text:style-name="P1">Inputs</text:p>
          </table:table-cell>
          <table:table-cell table:style-name="Table1.B12" office:value-type="string">
            <text:list xml:id="list1709170839742329374" text:style-name="L1">
              <text:list-item>
                <text:p text:style-name="P4">The DM will select the <text:span text:style-name="T1">checkbox “Allow Co-DM to Edit” </text:span>when the<text:span text:style-name="T1">y want to allow the Co-DM to edit</text:span></text:p>
              </text:list-item>
              <text:list-item>
                <text:p text:style-name="P5">The DM will select the <text:span text:style-name="T1">checkbox “Allow Co-DM to Edit” </text:span>when the<text:span text:style-name="T1">y want to disallow the Co-DM to edit</text:span></text:p>
                <text:p text:style-name="P5"/>
              </text:list-item>
            </text:list>
          </table:table-cell>
        </table:table-row>
        <table:table-row>
          <table:table-cell table:style-name="Table1.A12" office:value-type="string">
            <text:p text:style-name="P1">Outputs</text:p>
          </table:table-cell>
          <table:table-cell table:style-name="Table1.B12" office:value-type="string">
            <text:list xml:id="list8025158308471467399" text:style-name="L2">
              <text:list-item>
                <text:p text:style-name="P6">If the <text:span text:style-name="T3">checkbox is active, the Co-DM can edit entities in the world</text:span></text:p>
              </text:list-item>
              <text:list-item>
                <text:p text:style-name="P7">If the <text:span text:style-name="T3">checkbox is active, the Co-DM cannot edit entities in the world</text:span></text:p>
                <text:p text:style-name="P7"/>
              </text:list-item>
            </text:list>
          </table:table-cell>
        </table:table-row>
        <table:table-row>
          <table:table-cell table:style-name="Table1.A12" office:value-type="string">
            <text:p text:style-name="P1">Main Flow</text:p>
          </table:table-cell>
          <table:table-cell table:style-name="Table1.B12" office:value-type="string">
            <text:list xml:id="list4624615873595494822" text:style-name="L3">
              <text:list-item>
                <text:p text:style-name="P8">The DM wants to allow their Co-DM to also edit entities in the world, or prevent the Co-DM from editing</text:p>
              </text:list-item>
              <text:list-item>
                <text:p text:style-name="P8">The DM clicks the checkbox “Allow Co-DM to Edit” if it is already active, preventing the Co-DM from editing, or clicks the checkbox “Allow Co-DM to Edit” if it is inactive and they want the Co-DM to be able to edit</text:p>
              </text:list-item>
            </text:list>
            <text:p text:style-name="P1"/>
          </table:table-cell>
        </table:table-row>
        <table:table-row>
          <table:table-cell table:style-name="Table1.A12" office:value-type="string">
            <text:p text:style-name="P1">Alternate Flows</text:p>
          </table:table-cell>
          <table:table-cell table:style-name="Table1.B1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8:57:04.064000000</dc:date>
    <meta:editing-duration>PT1H6M25S</meta:editing-duration>
    <meta:editing-cycles>11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6" meta:word-count="197" meta:character-count="1019" meta:non-whitespace-character-count="851"/>
  </office:meta>
</office:document-meta>
</file>